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F000002004F1374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TeX Gyre Heros" svg:font-family="'TeX Gyre Heros'" style:font-pitch="variable"/>
    <style:font-face style:name="TeX Gyre Heros1" svg:font-family="'TeX Gyre Heros'" style:font-adornments="Regular" style:font-pitch="variable"/>
    <style:font-face style:name="TeX Gyre Termes" svg:font-family="'TeX Gyre Termes'" style:font-pitch="variable"/>
  </office:font-face-decls>
  <office:automatic-styles>
    <style:style style:name="P1" style:family="paragraph" style:parent-style-name="Text_20_body">
      <style:paragraph-properties fo:text-align="center" style:justify-single-word="false"/>
      <style:text-properties officeooo:rsid="001ea453" officeooo:paragraph-rsid="001ea453"/>
    </style:style>
    <style:style style:name="P2" style:family="paragraph" style:parent-style-name="Title">
      <style:text-properties fo:font-size="28pt" officeooo:rsid="001ea453" officeooo:paragraph-rsid="001ea453" style:font-size-asian="28pt" style:font-size-complex="28pt"/>
    </style:style>
    <style:style style:name="P3" style:family="paragraph" style:parent-style-name="Footer">
      <style:text-properties style:font-name="TeX Gyre Heros" officeooo:rsid="001ea453" officeooo:paragraph-rsid="001ea453"/>
    </style:style>
    <style:style style:name="P4" style:family="paragraph">
      <style:text-properties style:font-name="TeX Gyre Termes"/>
    </style:style>
    <style:style style:name="P5" style:family="paragraph">
      <loext:graphic-properties draw:fill="none" draw:fill-color="#ffffff"/>
      <style:text-properties style:font-name="TeX Gyre Termes" fo:font-size="12pt"/>
    </style:style>
    <style:style style:name="P6" style:family="paragraph">
      <loext:graphic-properties draw:fill-color="#000000"/>
      <style:paragraph-properties style:writing-mode="lr-tb"/>
    </style:style>
    <style:style style:name="P7" style:family="paragraph">
      <loext:graphic-properties draw:fill="none" draw:fill-color="#ffffff"/>
      <style:text-properties style:font-name="TeX Gyre Termes"/>
    </style:style>
    <style:style style:name="T1" style:family="text">
      <style:text-properties officeooo:rsid="0025dde2"/>
    </style:style>
    <style:style style:name="T2" style:family="text">
      <style:text-properties style:font-name="TeX Gyre Termes" fo:font-size="12pt"/>
    </style:style>
    <style:style style:name="T3" style:family="text">
      <style:text-properties style:font-name="TeX Gyre Termes"/>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fill-color="#ffffff" fo:min-height="0.2138in"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fill-color="#000000" draw:textarea-horizontal-align="justify" draw:textarea-vertical-align="middle" draw:auto-grow-height="false" fo:min-height="0.3402in" fo:min-width="0.0618in" style:writing-mode="lr-tb"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draw:fill="none" draw:fill-color="#ffffff" fo:min-height="0.2437in"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8" draw:name="Text Frame 7" draw:style-name="gr1" draw:text-style-name="P5" svg:width="0.4268in" svg:height="0.224in" svg:x="3.3484in" svg:y="2.4547in">
        <draw:text-box>
          <text:p text:style-name="P4"><text:span text:style-name="T2">34%</text:span></text:p>
        </draw:text-box>
      </draw:frame>
      <draw:custom-shape text:anchor-type="page" text:anchor-page-number="1" draw:z-index="7" draw:name="Shape 1" draw:style-name="gr2" draw:text-style-name="P6" svg:width="0.1232in" svg:height="0.3894in" svg:x="5.4925in" svg:y="3.47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text:anchor-type="page" text:anchor-page-number="1" draw:z-index="6" draw:name="Shape 2" draw:style-name="gr2" draw:text-style-name="P6" svg:width="0.1232in" svg:height="0.3894in" svg:x="2.1252in" svg:y="3.4728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text:anchor-type="page" text:anchor-page-number="1" draw:z-index="5" draw:name="Text Frame 6" draw:style-name="gr3" draw:text-style-name="P7" svg:width="0.5461in" svg:height="0.2441in" svg:x="1.8516in" svg:y="3.2047in">
        <draw:text-box>
          <text:p text:style-name="P4"><text:span text:style-name="T3">2.35%</text:span></text:p>
        </draw:text-box>
      </draw:frame>
      <draw:frame text:anchor-type="page" text:anchor-page-number="1" draw:z-index="4" draw:name="Text Frame 5" draw:style-name="gr3" draw:text-style-name="P7" svg:width="0.5461in" svg:height="0.2441in" svg:x="5.4008in" svg:y="3.2402in">
        <draw:text-box>
          <text:p text:style-name="P4"><text:span text:style-name="T3">2.35%</text:span></text:p>
        </draw:text-box>
      </draw:frame>
      <draw:frame text:anchor-type="page" text:anchor-page-number="1" draw:z-index="3" draw:name="Text Frame 4" draw:style-name="gr3" draw:text-style-name="P7" svg:width="0.5461in" svg:height="0.2441in" svg:x="2.5902in" svg:y="3.4528in">
        <draw:text-box>
          <text:p text:style-name="P4"><text:span text:style-name="T3">13.5%</text:span></text:p>
        </draw:text-box>
      </draw:frame>
      <draw:frame text:anchor-type="page" text:anchor-page-number="1" draw:z-index="2" draw:name="Text Frame 3" draw:style-name="gr3" draw:text-style-name="P7" svg:width="0.5461in" svg:height="0.2441in" svg:x="4.6555in" svg:y="3.4772in">
        <draw:text-box>
          <text:p text:style-name="P4"><text:span text:style-name="T3">13.5%</text:span></text:p>
        </draw:text-box>
      </draw:frame>
      <draw:frame text:anchor-type="page" text:anchor-page-number="1" draw:z-index="1" draw:name="Text Frame 1" draw:style-name="gr1" draw:text-style-name="P5" svg:width="0.4268in" svg:height="0.224in" svg:x="4.0311in" svg:y="2.4654in">
        <draw:text-box>
          <text:p text:style-name="P4"><text:span text:style-name="T2">34%</text:span></text:p>
        </draw:text-box>
      </draw:frame>
      <text:p text:style-name="P2">T<text:span text:style-name="T1">he Empirical Rule</text:span></text:p>
      <text:p text:style-name="P1"><draw:frame draw:style-name="fr1" draw:name="Image1" text:anchor-type="as-char" svg:y="-3.2307in" svg:width="5.6689in" svg:height="3.3016in" draw:z-index="0"><draw:image xlink:href="Pictures/100000010000036F000002004F1374B7.png" xlink:type="simple" xlink:show="embed" xlink:actuate="onLoad" draw:mime-type="image/png"/><svg:title>Normal Distribution</svg:title><svg:desc>The normal distribution "bell curve" graph. The mean "mu" is marked in the middle and increments of the standard deviation "sigma" are marked horizontally. The graph is higher in the middle and tapers quickly on the left and right.</svg:desc></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TeX Gyre Heros" svg:font-family="'TeX Gyre Heros'" style:font-pitch="variable"/>
    <style:font-face style:name="TeX Gyre Heros1" svg:font-family="'TeX Gyre Heros'" style:font-adornments="Regular" style:font-pitch="variable"/>
    <style:font-face style:name="TeX Gyre Termes" svg:font-family="'TeX Gyre Terme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fo:hyphenation-ladder-count="no-limit" style:page-number="auto"/>
      <style:text-properties style:font-name="DejaVu Serif1" fo:font-family="'DejaVu Serif'" style:font-style-name="Book" style:font-family-generic="roman" style:font-pitch="variable" fo:font-size="2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margin-top="0in" fo:margin-bottom="0.0799in" style:contextual-spacing="false" fo:text-align="center" style:justify-single-word="false"/>
      <style:text-properties style:font-name="TeX Gyre Heros1" fo:font-family="'TeX Gyre Heros'" style:font-style-name="Regular" style:font-pitch="variable" fo:font-size="24pt" fo:font-weight="normal"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5in" style:type="center"/>
          <style:tab-stop style:position="7in" style:type="right"/>
        </style:tab-stops>
      </style:paragraph-properties>
      <style:text-properties style:font-name="TeX Gyre Heros1" fo:font-family="'TeX Gyre Heros'" style:font-style-name="Regular"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TeX Gyre Heros" officeooo:rsid="001ea453" officeooo:paragraph-rsid="001ea453"/>
    </style:style>
    <style:page-layout style:name="Mpm1">
      <style:page-layout-properties fo:page-width="8in" fo:page-height="5in" style:num-format="1" style:print-orientation="landscape" fo:margin-top="0.5in" fo:margin-bottom="0.2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in" fo:margin-left="0in" fo:margin-right="0in" fo:margin-top="0.0598in" fo:background-color="transparent" style:dynamic-spacing="false" draw:fill="none" draw:fill-color="#729fcf"/>
      </style:footer-style>
    </style:page-layout>
    <style:page-layout style:name="Mpm2">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5in" fo:page-height="8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5in" fo:page-height="8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in" fo:page-height="8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in" fo:page-height="8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in" fo:page-height="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Access for free at https://openstax.org/books/introductory-statistics-2e/pages/1-introduction </text:p>
      </style:footer>
    </style:master-page>
    <style:master-page style:name="First_20_Page" style:display-name="First Page" style:page-layout-name="Mpm2" draw:style-name="Mdp1" style:next-style-name="Standard"/>
    <style:master-page style:name="Index" style:page-layout-name="Mpm2" draw:style-name="Mdp1"/>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2T21:26:59.512867445</meta:creation-date>
    <meta:editing-duration>PT14M32S</meta:editing-duration>
    <meta:editing-cycles>6</meta:editing-cycles>
    <meta:generator>LibreOffice/24.2.2.2$Linux_X86_64 LibreOffice_project/d56cc158d8a96260b836f100ef4b4ef25d6f1a01</meta:generator>
    <dc:title>Info Card</dc:title>
    <dc:date>2024-04-22T00:41:31.450986843</dc:date>
    <meta:print-date>2024-04-22T00:41:27.317036646</meta:print-date>
    <meta:printed-by>PDF files</meta:printed-by>
    <meta:document-statistic meta:table-count="0" meta:image-count="1" meta:object-count="0" meta:page-count="1" meta:paragraph-count="3" meta:word-count="8" meta:character-count="112" meta:non-whitespace-character-count="105"/>
    <meta:template xlink:type="simple" xlink:actuate="onRequest" xlink:title="Info Card" xlink:href="../../../../Templates/Info%20Card.ott" meta:date="2024-04-22T21:26:59.226802527"/>
  </office:meta>
</office:document-meta>
</file>